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5F9000000C9F0140E06.wmf"/>
  <manifest:file-entry manifest:media-type="" manifest:full-path="Pictures/2000000700000FB5000000C94FDA4EAC.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code">
      <style:paragraph-properties fo:orphans="2" fo:widows="2"/>
    </style:style>
    <style:style style:name="P2" style:family="paragraph" style:parent-style-name="Standard">
      <style:paragraph-properties fo:margin-top="0in" fo:margin-bottom="0in" fo:orphans="2" fo:widows="2"/>
    </style:style>
    <style:style style:name="P3" style:family="paragraph" style:parent-style-name="Standard">
      <style:paragraph-properties fo:margin-top="0in" fo:margin-bottom="1in" style:line-height-at-least="0.139in" fo:orphans="2" fo:widows="2"/>
    </style:style>
    <style:style style:name="P4" style:family="paragraph" style:parent-style-name="Standard">
      <style:paragraph-properties fo:margin-top="0.1665in" fo:margin-bottom="0in" style:line-height-at-least="0.139in" fo:orphans="2" fo:widows="2" fo:keep-with-next="always"/>
    </style:style>
    <style:style style:name="P5" style:family="paragraph" style:parent-style-name="body">
      <style:paragraph-properties fo:orphans="2" fo:widows="2"/>
    </style:style>
    <style:style style:name="P6" style:family="paragraph" style:parent-style-name="body">
      <style:paragraph-properties fo:orphans="2" fo:widows="2"/>
      <style:text-properties style:font-name="Courier New" style:font-name-complex="Courier New2"/>
    </style:style>
    <style:style style:name="P7" style:family="paragraph" style:parent-style-name="body">
      <style:paragraph-properties fo:orphans="2" fo:widows="2"/>
      <style:text-properties style:font-name="Courier New1"/>
    </style:style>
    <style:style style:name="P8" style:family="paragraph" style:parent-style-name="Heading_20_2">
      <style:paragraph-properties fo:margin-top="0in" fo:margin-bottom="0.0972in" fo:orphans="2" fo:widows="2"/>
    </style:style>
    <style:style style:name="P9" style:family="paragraph" style:parent-style-name="Heading_20_1" style:master-page-name="Standard">
      <style:paragraph-properties fo:margin-top="0in" fo:margin-bottom="0in" fo:orphans="2" fo:widows="2" style:page-number="auto"/>
    </style:style>
    <style:style style:name="P10" style:family="paragraph" style:parent-style-name="body" style:list-style-name="L1">
      <style:paragraph-properties fo:orphans="2" fo:widows="2"/>
    </style:style>
    <style:style style:name="P11"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46in" fo:text-indent="-0.25in" fo:margin-left="3.0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46in" fo:text-indent="-0.25in" fo:margin-left="3.2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46in" fo:text-indent="-0.25in" fo:margin-left="3.5346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1" svg:width="6.4996in" svg:height="0.135in" svg:x="-2.3752in" svg:y="0in">
        <draw:image xlink:href="Pictures/20000007000025F9000000C9F0140E06.wmf" xlink:type="simple" xlink:show="embed" xlink:actuate="onLoad">
          <text:p/>
        </draw:image>
      </draw:frame>
      <draw:frame text:anchor-type="page" text:anchor-page-number="1" draw:z-index="7" draw:name="Picture 67" draw:style-name="gr2" draw:text-style-name="P11" svg:width="2.7913in" svg:height="0.135in" svg:x="-2.3752in" svg:y="0in">
        <draw:image xlink:href="Pictures/2000000700000FB5000000C94FDA4EAC.wmf" xlink:type="simple" xlink:show="embed" xlink:actuate="onLoad">
          <text:p/>
        </draw:image>
      </draw:frame>
      <draw:frame text:anchor-type="page" text:anchor-page-number="1" draw:z-index="8" draw:name="Picture 68" draw:style-name="gr2" draw:text-style-name="P11" svg:width="2.7913in" svg:height="0.135in" svg:x="-2.3752in" svg:y="0in">
        <draw:image xlink:href="Pictures/2000000700000FB5000000C94FDA4EAC.wmf" xlink:type="simple" xlink:show="embed" xlink:actuate="onLoad">
          <text:p/>
        </draw:image>
      </draw:frame>
      <draw:frame text:anchor-type="page" text:anchor-page-number="1" draw:z-index="9" draw:name="Picture 69" draw:style-name="gr2" draw:text-style-name="P11" svg:width="2.7913in" svg:height="0.135in" svg:x="-2.3752in" svg:y="0in">
        <draw:image xlink:href="Pictures/2000000700000FB5000000C94FDA4EAC.wmf" xlink:type="simple" xlink:show="embed" xlink:actuate="onLoad">
          <text:p/>
        </draw:image>
      </draw:frame>
      <draw:frame text:anchor-type="page" text:anchor-page-number="1" draw:z-index="10" draw:name="Picture 70" draw:style-name="gr2" draw:text-style-name="P11" svg:width="2.7913in" svg:height="0.135in" svg:x="-2.3752in" svg:y="0in">
        <draw:image xlink:href="Pictures/2000000700000FB5000000C94FDA4EAC.wmf" xlink:type="simple" xlink:show="embed" xlink:actuate="onLoad">
          <text:p/>
        </draw:image>
      </draw:frame>
      <draw:frame text:anchor-type="page" text:anchor-page-number="1" draw:z-index="11" draw:name="Picture 71" draw:style-name="gr2" draw:text-style-name="P11" svg:width="2.7913in" svg:height="0.135in" svg:x="-2.3752in" svg:y="0in">
        <draw:image xlink:href="Pictures/2000000700000FB5000000C94FDA4EAC.wmf" xlink:type="simple" xlink:show="embed" xlink:actuate="onLoad">
          <text:p/>
        </draw:image>
      </draw:frame>
      <draw:frame text:anchor-type="page" text:anchor-page-number="1" draw:z-index="12" draw:name="Picture 72" draw:style-name="gr2" draw:text-style-name="P11" svg:width="2.7913in" svg:height="0.135in" svg:x="-2.3752in" svg:y="0in">
        <draw:image xlink:href="Pictures/2000000700000FB5000000C94FDA4EAC.wmf" xlink:type="simple" xlink:show="embed" xlink:actuate="onLoad">
          <text:p/>
        </draw:image>
      </draw:frame>
      <draw:frame text:anchor-type="page" text:anchor-page-number="1" draw:z-index="13" draw:name="Picture 73" draw:style-name="gr2" draw:text-style-name="P11" svg:width="2.7913in" svg:height="0.135in" svg:x="-2.3752in" svg:y="0in">
        <draw:image xlink:href="Pictures/2000000700000FB5000000C94FDA4EAC.wmf" xlink:type="simple" xlink:show="embed" xlink:actuate="onLoad">
          <text:p/>
        </draw:image>
      </draw:frame>
      <draw:frame text:anchor-type="page" text:anchor-page-number="1" draw:z-index="14" draw:name="Picture 74" draw:style-name="gr2" draw:text-style-name="P11" svg:width="2.7913in" svg:height="0.135in" svg:x="-2.3752in" svg:y="0in">
        <draw:image xlink:href="Pictures/2000000700000FB5000000C94FDA4EAC.wmf" xlink:type="simple" xlink:show="embed" xlink:actuate="onLoad">
          <text:p/>
        </draw:image>
      </draw:frame>
      <draw:frame text:anchor-type="page" text:anchor-page-number="1" draw:z-index="15" draw:name="Picture 75" draw:style-name="gr2" draw:text-style-name="P11" svg:width="2.7913in" svg:height="0.135in" svg:x="-2.3752in" svg:y="0in">
        <draw:image xlink:href="Pictures/2000000700000FB5000000C94FDA4EAC.wmf" xlink:type="simple" xlink:show="embed" xlink:actuate="onLoad">
          <text:p/>
        </draw:image>
      </draw:frame>
      <draw:frame text:anchor-type="page" text:anchor-page-number="1" draw:z-index="16" draw:name="Picture 76" draw:style-name="gr2" draw:text-style-name="P11" svg:width="2.7913in" svg:height="0.135in" svg:x="-2.3752in" svg:y="0in">
        <draw:image xlink:href="Pictures/2000000700000FB5000000C94FDA4EAC.wmf" xlink:type="simple" xlink:show="embed" xlink:actuate="onLoad">
          <text:p/>
        </draw:image>
      </draw:frame>
      <draw:frame text:anchor-type="page" text:anchor-page-number="1" draw:z-index="17" draw:name="Picture 77" draw:style-name="gr2" draw:text-style-name="P11" svg:width="2.7913in" svg:height="0.135in" svg:x="-2.3752in" svg:y="0in">
        <draw:image xlink:href="Pictures/2000000700000FB5000000C94FDA4EAC.wmf" xlink:type="simple" xlink:show="embed" xlink:actuate="onLoad">
          <text:p/>
        </draw:image>
      </draw:frame>
      <draw:frame text:anchor-type="page" text:anchor-page-number="1" draw:z-index="18" draw:name="Picture 78" draw:style-name="gr2" draw:text-style-name="P11" svg:width="2.7913in" svg:height="0.135in" svg:x="-2.3752in" svg:y="0in">
        <draw:image xlink:href="Pictures/2000000700000FB5000000C94FDA4EAC.wmf" xlink:type="simple" xlink:show="embed" xlink:actuate="onLoad">
          <text:p/>
        </draw:image>
      </draw:frame>
      <draw:frame text:anchor-type="page" text:anchor-page-number="1" draw:z-index="19" draw:name="Picture 79" draw:style-name="gr2" draw:text-style-name="P11" svg:width="2.7913in" svg:height="0.135in" svg:x="-2.3752in" svg:y="0in">
        <draw:image xlink:href="Pictures/2000000700000FB5000000C94FDA4EAC.wmf" xlink:type="simple" xlink:show="embed" xlink:actuate="onLoad">
          <text:p/>
        </draw:image>
      </draw:frame>
      <text:h text:style-name="P9" text:outline-level="1"><text:bookmark text:name="R-1024414"/><text:bookmark text:name="R-1024414S"/><text:alphabetical-index-mark-start text:id="IMark65032996" text:main-entry="true"/>InstanceCallbacks<text:alphabetical-index-mark-end text:id="IMark65032996"/></text:h>
      <text:p text:style-name="P3"><text:bookmark text:name="_GoBack"/><draw:frame draw:style-name="fr1" draw:name="graphics1" text:anchor-type="as-char" svg:width="6.5in" svg:height="0.1346in" draw:z-index="20"><draw:image xlink:href="Pictures/20000007000025F9000000C9F0140E06.wmf" xlink:type="simple" xlink:show="embed" xlink:actuate="onLoad"/></draw:frame></text:p>
      <text:p text:style-name="P5">Instance callbacks provide a mechanism for instances to take some action on specific JDO instance life cycle events. For example, classes that include non-persistent fields might use callbacks to correctly populate the values in these fields. Classes that affect the runtime environment might use callbacks to register and deregister themselves with other objects. This interface defines the methods executed by the <text:span text:style-name="T1">StateManager</text:span> for these life cycle events.</text:p>
      <text:p text:style-name="P5"><text:span text:style-name="Assertion">A10-1 REMOVE THIS ASSERTION - Duplicate of A10-2[</text:span>These methods will be called only on instances for which</text:p>
      <text:list xml:id="list3600817598126833156" text:style-name="L1">
        <text:list-item>
          <text:p text:style-name="P10"><text:span text:style-name="T2">javax.jdo.</text:span><text:alphabetical-index-mark-start text:id="IMark75740380" text:main-entry="true"/><text:span text:style-name="T2">InstanceCallbacks</text:span><text:alphabetical-index-mark-end text:id="IMark75740380"/><text:span text:style-name="T2">.class.isInstance(pc)</text:span> returns true.<text:span text:style-name="Assertion">]</text:span></text:p>
        </text:list-item>
        <text:list-item>
          <text:p text:style-name="P10"><text:span text:style-name="Assertion">A10-2 [</text:span>the class implements the corresponding callback interface .<text:span text:style-name="Assertion">]</text:span> </text:p>
        </text:list-item>
      </text:list>
      <text:p text:style-name="P5">For backward compatibility, <text:alphabetical-index-mark-start text:id="IMark198942892" text:main-entry="true"/>InstanceCallbacks<text:alphabetical-index-mark-end text:id="IMark198942892"/> is redefined as follows:</text:p>
      <text:p text:style-name="P1">package javax.jdo;</text:p>
      <text:p text:style-name="P1">public interface <text:alphabetical-index-mark-start text:id="IMark198942892" text:main-entry="true"/><text:alphabetical-index-mark-start text:id="IMark65032996"/>InstanceCallbacks<text:alphabetical-index-mark-end text:id="IMark65032996"/><text:alphabetical-index-mark-end text:id="IMark198942892"/> extends </text:p>
      <text:p text:style-name="P1"><text:tab/>javax.jdo.listener.<text:alphabetical-index-mark-start text:id="IMark198942892" text:main-entry="true"/>LoadCallback<text:alphabetical-index-mark-end text:id="IMark198942892"/>, </text:p>
      <text:p text:style-name="P1"><text:tab/>javax.jdo.listener.<text:alphabetical-index-mark-start text:id="IMark198942892" text:main-entry="true"/>StoreCallback<text:alphabetical-index-mark-end text:id="IMark198942892"/>, </text:p>
      <text:p text:style-name="P1"><text:tab/>javax.jdo.listener.<text:alphabetical-index-mark-start text:id="IMark198942892" text:main-entry="true"/>ClearCallback<text:alphabetical-index-mark-end text:id="IMark198942892"/>, </text:p>
      <text:p text:style-name="P1"><text:tab/>javax.jdo.listener.<text:alphabetical-index-mark-start text:id="IMark198942892" text:main-entry="true"/>DeleteCallback<text:alphabetical-index-mark-end text:id="IMark198942892"/> {</text:p>
      <text:p text:style-name="P1">}</text:p>
      <text:p text:style-name="P4"><draw:frame draw:style-name="fr1" draw:name="1" text:anchor-type="as-char" svg:width="2.7917in" svg:height="0.1346in" draw:z-index="1"><draw:image xlink:href="Pictures/2000000700000FB5000000C94FDA4EAC.wmf" xlink:type="simple" xlink:show="embed" xlink:actuate="onLoad"/></draw:frame></text:p>
      <text:h text:style-name="P8" text:outline-level="2"><text:alphabetical-index-mark-start text:id="IMark198942892" text:main-entry="true"/>jdoPostLoad<text:alphabetical-index-mark-end text:id="IMark198942892"/></text:h>
      <text:p text:style-name="P1">package javax.jdo.listener;</text:p>
      <text:p text:style-name="P1">public interface <text:alphabetical-index-mark-start text:id="IMark198942892" text:main-entry="true"/>LoadCallback<text:alphabetical-index-mark-end text:id="IMark198942892"/> {</text:p>
      <text:p text:style-name="P1"><text:tab/>void <text:alphabetical-index-mark-start text:id="IMark198942892" text:main-entry="true"/>jdoPostLoad<text:alphabetical-index-mark-end text:id="IMark198942892"/>();</text:p>
      <text:p text:style-name="P5"><text:span text:style-name="Assertion">A10.1-1 [</text:span>This method is called after values have been loaded from the <text:span text:style-name="T1">StateManager</text:span> into the instance, if an active fetch group has been defined with the post-load attribute set to true.<text:span text:style-name="Assertion">]</text:span> Non-persistent fields whose value depends on values of loaded fields should be initialized in this method. <text:span text:style-name="Assertion">A10.1-2 [</text:span>This method is not modified by the enhancer.<text:span text:style-name="Assertion">]</text:span> Only fields that are loaded by an active fetch group should be accessed by this method, as other fields are not guaranteed to be initialized. This method might register the instance with other objects in the runtime environment.</text:p>
      <text:p text:style-name="P5"><text:span text:style-name="Assertion">A10.1-3 [</text:span>The context in which this call is made does not allow access to other persistent JDO instances.</text:p>
      <text:p text:style-name="P7"><text:soft-page-break/>}</text:p>
      <text:p text:style-name="P5"><text:span text:style-name="Assertion"><text:span text:style-name="T2">}</text:span></text:span></text:p>
      <text:p text:style-name="P1"><text:span text:style-name="Assertion">}</text:span></text:p>
      <text:p text:style-name="P4"><draw:frame draw:style-name="fr1" draw:name="2" text:anchor-type="as-char" svg:width="2.7917in" svg:height="0.1346in" draw:z-index="2"><draw:image xlink:href="Pictures/2000000700000FB5000000C94FDA4EAC.wmf" xlink:type="simple" xlink:show="embed" xlink:actuate="onLoad"/></draw:frame></text:p>
      <text:h text:style-name="P8" text:outline-level="2"><text:alphabetical-index-mark-start text:id="IMark65032996" text:main-entry="true"/>jdoPreStore<text:alphabetical-index-mark-end text:id="IMark65032996"/></text:h>
      <text:p text:style-name="P6">package javax.jdo.listener;</text:p>
      <text:p text:style-name="P6">public interface <text:alphabetical-index-mark-start text:id="IMark65032996" text:main-entry="true"/>StoreCallback<text:alphabetical-index-mark-end text:id="IMark65032996"/> {</text:p>
      <text:p text:style-name="P5"><text:span text:style-name="T1"><text:tab/>void </text:span><text:alphabetical-index-mark-start text:id="IMark65032996" text:main-entry="true"/><text:span text:style-name="T1">jdoPreStore</text:span><text:alphabetical-index-mark-end text:id="IMark65032996"/><text:span text:style-name="T1">();</text:span></text:p>
      <text:p text:style-name="P5"><text:span text:style-name="Assertion">A10.2-1 [</text:span>This method is called before the values are stored from the instance to the datastore.<text:span text:style-name="Assertion">]</text:span> This happens during <text:span text:style-name="T1">beforeCompletion</text:span> and <text:span text:style-name="T1">flush for </text:span>persistent-new and persistent-dirty instances of persistence-capable classes that implement <text:alphabetical-index-mark-start text:id="IMark198942892" text:main-entry="true"/><text:span text:style-name="T1">StoreCallback</text:span><text:alphabetical-index-mark-end text:id="IMark198942892"/>. Datastore fields that might have been affected by modified non-persistent fields should be updated in this method. <text:span text:style-name="Assertion">A10.2-2 [</text:span>This method is modified by the enhancer<text:span text:style-name="Assertion">]</text:span> so that changes to persistent fields will be reflected in the datastore. </text:p>
      <text:p text:style-name="P5"><text:span text:style-name="Assertion">A10.2-3 [</text:span>The context in which this call is made allows access to the <text:span text:style-name="T1">PersistenceManager</text:span> and other persistent JDO instances.<text:span text:style-name="Assertion">]</text:span></text:p>
      <text:p text:style-name="P5"><text:span text:style-name="Assertion">A10.2-4 [</text:span>This method is not called for deleted instances.</text:p>
      <text:p text:style-name="P7">}</text:p>
      <text:p text:style-name="P5"><text:span text:style-name="Assertion">]</text:span></text:p>
      <text:p text:style-name="P1"><text:span text:style-name="Assertion">}</text:span></text:p>
      <text:p text:style-name="P4"><draw:frame draw:style-name="fr1" draw:name="3" text:anchor-type="as-char" svg:width="2.7917in" svg:height="0.1346in" draw:z-index="3"><draw:image xlink:href="Pictures/2000000700000FB5000000C94FDA4EAC.wmf" xlink:type="simple" xlink:show="embed" xlink:actuate="onLoad"/></draw:frame></text:p>
      <text:h text:style-name="P8" text:outline-level="2"><text:alphabetical-index-mark-start text:id="IMark75740380" text:main-entry="true"/>jdoPreClear<text:alphabetical-index-mark-end text:id="IMark75740380"/></text:h>
      <text:p text:style-name="P1">package javax.jdo.listener;</text:p>
      <text:p text:style-name="P1">public interface <text:alphabetical-index-mark-start text:id="IMark75740380" text:main-entry="true"/>ClearCallback<text:alphabetical-index-mark-end text:id="IMark75740380"/> {</text:p>
      <text:p text:style-name="P1"><text:tab/>void <text:alphabetical-index-mark-start text:id="IMark75740380" text:main-entry="true"/>jdoPreClear<text:alphabetical-index-mark-end text:id="IMark75740380"/>();</text:p>
      <text:p text:style-name="P5"><text:span text:style-name="Assertion">A10.3-1 [</text:span>This method is called before the implementation clears the values in the instance to their Java default values. This happens during an application call to evict, and in <text:span text:style-name="T1">afterCompletion</text:span> for commit with RetainValues false and rollback with RestoreValues false. The method is called during any state transition to hollow.<text:span text:style-name="Assertion">]</text:span> Non-persistent, non-transactional fields should be cleared in this method. Associations between this instance and others in the runtime environment should be cleared. <text:span text:style-name="Assertion">A10.3-2 [</text:span>This method is not modified by the enhancer<text:span text:style-name="Assertion">]</text:span>, so access to fields is not mediated.</text:p>
      <text:p text:style-name="P1">}</text:p>
      <text:p text:style-name="P4"><draw:frame draw:style-name="fr1" draw:name="4" text:anchor-type="as-char" svg:width="2.7917in" svg:height="0.1346in" draw:z-index="4"><draw:image xlink:href="Pictures/2000000700000FB5000000C94FDA4EAC.wmf" xlink:type="simple" xlink:show="embed" xlink:actuate="onLoad"/></draw:frame></text:p>
      <text:h text:style-name="P8" text:outline-level="2"><text:alphabetical-index-mark-start text:id="IMark198942892" text:main-entry="true"/>jdoPreDelete<text:alphabetical-index-mark-end text:id="IMark198942892"/></text:h>
      <text:p text:style-name="P1">package javax.jdo.listener;</text:p>
      <text:p text:style-name="P1"><text:soft-page-break/>public interface <text:alphabetical-index-mark-start text:id="IMark198942892" text:main-entry="true"/>DeleteCallback<text:alphabetical-index-mark-end text:id="IMark198942892"/> {</text:p>
      <text:p text:style-name="P1"><text:tab/>void <text:alphabetical-index-mark-start text:id="IMark198942892" text:main-entry="true"/>jdoPreDelete<text:alphabetical-index-mark-end text:id="IMark198942892"/>();</text:p>
      <text:p text:style-name="P5"><text:span text:style-name="Assertion">A10.4-1 [</text:span>This method is called during the execution of <text:span text:style-name="T1">deletePersistent</text:span> before the state transition to persistent-deleted or persistent-new-deleted.<text:span text:style-name="Assertion">]</text:span> <text:span text:style-name="Assertion">A10.4-2 [</text:span>Access to field values within this call are valid.<text:span text:style-name="Assertion">]</text:span> <text:span text:style-name="Assertion">A10.4-3 [</text:span>Access to field values after this call are disallowed.<text:span text:style-name="Assertion">]</text:span> <text:span text:style-name="Assertion">A10.4-4 [</text:span>This method is modified by the enhancer<text:span text:style-name="Assertion">]</text:span> so that fields referenced can be used in the business logic of the method.</text:p>
      <text:p text:style-name="P5">To implement a containment aggregate, the user could implement this method to delete contained persistent instances. </text:p>
      <text:p text:style-name="P1">}</text:p>
      <text:p text:style-name="P4"><draw:frame draw:style-name="fr1" draw:name="5" text:anchor-type="as-char" svg:width="2.7917in" svg:height="0.1346in" draw:z-index="5"><draw:image xlink:href="Pictures/2000000700000FB5000000C94FDA4EAC.wmf" xlink:type="simple" xlink:show="embed" xlink:actuate="onLoad"/></draw:frame></text:p>
      <text:h text:style-name="P8" text:outline-level="2"><text:alphabetical-index-mark-start text:id="IMark75740380" text:main-entry="true"/>jdoPreDetach<text:alphabetical-index-mark-end text:id="IMark75740380"/> and jdoPostDetach</text:h>
      <text:p text:style-name="P1">package javax.jdo.listener;</text:p>
      <text:p text:style-name="P1">public interface <text:alphabetical-index-mark-start text:id="IMark75740380" text:main-entry="true"/>DetachCallback<text:alphabetical-index-mark-end text:id="IMark75740380"/> {</text:p>
      <text:p text:style-name="P1"><text:tab/>void <text:alphabetical-index-mark-start text:id="IMark75740380" text:main-entry="true"/>jdoPreDetach<text:alphabetical-index-mark-end text:id="IMark75740380"/>();</text:p>
      <text:p text:style-name="P5"><text:span text:style-name="Assertion">A10.5-1 [</text:span>This method is called during the execution of <text:span text:style-name="T1">detachCopy</text:span> on the persistent instance before the copy is made.<text:span text:style-name="Assertion">]</text:span></text:p>
      <text:p text:style-name="P5"><text:tab/><text:span text:style-name="T2">public void jdoPostDetach(Object detached);</text:span></text:p>
      <text:p text:style-name="P5"><text:span text:style-name="Assertion">A10.5-2 [</text:span>This method is called during the execution of <text:span text:style-name="T1">detachCopy</text:span> on the detached instance after the copy is made. The parameter is the corresponding persistent instance.<text:span text:style-name="Assertion">]</text:span></text:p>
      <text:p text:style-name="P1">}</text:p>
      <text:p text:style-name="P4"><draw:frame draw:style-name="fr1" draw:name="6" text:anchor-type="as-char" svg:width="2.7917in" svg:height="0.1346in" draw:z-index="6"><draw:image xlink:href="Pictures/2000000700000FB5000000C94FDA4EAC.wmf" xlink:type="simple" xlink:show="embed" xlink:actuate="onLoad"/></draw:frame></text:p>
      <text:h text:style-name="P8" text:outline-level="2"><text:alphabetical-index-mark-start text:id="IMark75740380" text:main-entry="true"/>jdoPreAttach<text:alphabetical-index-mark-end text:id="IMark75740380"/> and <text:alphabetical-index-mark-start text:id="IMark198942892" text:main-entry="true"/>jdoPostAttach<text:alphabetical-index-mark-end text:id="IMark198942892"/></text:h>
      <text:p text:style-name="P7">package javax.jdo.listener;</text:p>
      <text:p text:style-name="P7">public interface <text:alphabetical-index-mark-start text:id="IMark198942892" text:main-entry="true"/>AttachCallback<text:alphabetical-index-mark-end text:id="IMark198942892"/> {</text:p>
      <text:p text:style-name="P1"><text:tab/>void <text:alphabetical-index-mark-start text:id="IMark198942892" text:main-entry="true"/>jdoPreAttach<text:alphabetical-index-mark-end text:id="IMark198942892"/>();</text:p>
      <text:p text:style-name="P5"><text:span text:style-name="Assertion">A10.6-1 [</text:span>This method is called during the execution of <text:span text:style-name="T1">makePersistent</text:span> on the detached instance before the copy is made.<text:span text:style-name="Assertion">]</text:span></text:p>
      <text:p text:style-name="P1"><text:tab/>public void <text:alphabetical-index-mark-start text:id="IMark75740380" text:main-entry="true"/>jdoPostAttach<text:alphabetical-index-mark-end text:id="IMark75740380"/>(Object attached);</text:p>
      <text:p text:style-name="P5"><text:span text:style-name="Assertion">A10.6-2 [</text:span>This method is called during the execution of <text:span text:style-name="T1">makePersistent</text:span> on the persistent instance after the copy is made. The parameter is the corresponding detached instance.<text:span text:style-name="Assertion">]</text:span></text:p>
      <text:p text:style-name="P1">}</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0">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9</meta:editing-cycles>
    <meta:creation-date>2012-06-24T15:49:39.18</meta:creation-date>
    <meta:editing-duration>PT45M1S</meta:editing-duration>
    <meta:generator>OpenOffice/4.1.10$Win32 OpenOffice.org_project/4110m2$Build-9807</meta:generator>
    <dc:title>JDO_Chapter</dc:title>
    <dc:date>2021-08-22T18:15:36.80</dc:date>
    <meta:document-statistic meta:table-count="0" meta:image-count="7" meta:object-count="0" meta:page-count="3" meta:paragraph-count="64" meta:word-count="638" meta:character-count="451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